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D000003499BC159F741AA6F20.png" manifest:media-type="image/png"/>
  <manifest:file-entry manifest:full-path="Pictures/10000001000003D2000001F32E59E20B1FA7CB17.png" manifest:media-type="image/png"/>
  <manifest:file-entry manifest:full-path="Pictures/100000010000073A0000041D47244FF6615937F4.png" manifest:media-type="image/png"/>
  <manifest:file-entry manifest:full-path="Pictures/10000001000003D2000000805F31D91CCBEFE52F.png" manifest:media-type="image/png"/>
  <manifest:file-entry manifest:full-path="Pictures/100000010000073A0000041D40FB1F3AF58F3966.png" manifest:media-type="image/png"/>
  <manifest:file-entry manifest:full-path="Pictures/1000000100000361000003DACCE00E11462662C6.png" manifest:media-type="image/png"/>
  <manifest:file-entry manifest:full-path="Pictures/100000010000035500000143EDCCB5409C4BE9ED.png" manifest:media-type="image/png"/>
  <manifest:file-entry manifest:full-path="Pictures/100000010000073A0000041DC2D9AB36FE28F3C5.png" manifest:media-type="image/png"/>
  <manifest:file-entry manifest:full-path="Pictures/100000010000047200000200992D321E51EFE9FF.png" manifest:media-type="image/png"/>
  <manifest:file-entry manifest:full-path="Pictures/100000010000036F0000024822B14BAA57ACC3D3.png" manifest:media-type="image/png"/>
  <manifest:file-entry manifest:full-path="Pictures/10000001000004720000029B91D0E8BDEDF54C70.png" manifest:media-type="image/png"/>
  <manifest:file-entry manifest:full-path="Pictures/100000010000047200000147516711C0D02A39C5.png" manifest:media-type="image/png"/>
  <manifest:file-entry manifest:full-path="Pictures/100000010000036F0000011B7294A5F262CC127E.png" manifest:media-type="image/png"/>
  <manifest:file-entry manifest:full-path="Pictures/100000010000053D000001F3F4DD5CC75EBDB3A3.png" manifest:media-type="image/png"/>
  <manifest:file-entry manifest:full-path="Pictures/100000010000036F0000025EB0C0C2EE63DA38CC.png" manifest:media-type="image/png"/>
  <manifest:file-entry manifest:full-path="Pictures/100000010000036F0000017AE50C566BACEED5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4f9" officeooo:paragraph-rsid="001ce4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man</text:p>
      <text:p text:style-name="P1"/>
      <text:p text:style-name="P1"/>
      <text:p text:style-name="P1"/>
      <text:p text:style-name="P1"><draw:frame draw:style-name="fr1" draw:name="Image1" text:anchor-type="char" svg:width="20.502cm" svg:height="16.265cm" draw:z-index="0"><draw:image xlink:href="Pictures/100000010000073A0000041D47244FF6615937F4.png" xlink:type="simple" xlink:show="embed" xlink:actuate="onLoad" draw:mime-type="image/png"/></draw:frame>Q2.</text:p>
      <text:p text:style-name="P1"/>
      <text:p text:style-name="P1"/>
      <text:p text:style-name="P1"><draw:frame draw:style-name="fr1" draw:name="Image3" text:anchor-type="char" svg:width="20.876cm" svg:height="13.972cm" draw:z-index="2"><draw:image xlink:href="Pictures/100000010000073A0000041D40FB1F3AF58F3966.png" xlink:type="simple" xlink:show="embed" xlink:actuate="onLoad" draw:mime-type="image/png"/></draw:frame><draw:frame draw:style-name="fr2" draw:name="Image2" text:anchor-type="char" svg:x="-2cm" svg:y="25.698cm" svg:width="21.001cm" svg:height="17.491cm" draw:z-index="1"><draw:image xlink:href="Pictures/100000010000073A0000041DC2D9AB36FE28F3C5.png" xlink:type="simple" xlink:show="embed" xlink:actuate="onLoad" draw:mime-type="image/png"/></draw:frame><text:soft-page-break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20.502cm" svg:height="11.245cm" draw:z-index="3"><draw:image xlink:href="Pictures/10000001000004720000029B91D0E8BDEDF54C70.png" xlink:type="simple" xlink:show="embed" xlink:actuate="onLoad" draw:mime-type="image/png"/></draw:frame><draw:frame draw:style-name="fr2" draw:name="Image5" text:anchor-type="char" svg:x="-2cm" svg:y="11.984cm" svg:width="21.001cm" svg:height="7.648cm" draw:z-index="4"><draw:image xlink:href="Pictures/100000010000047200000200992D321E51EFE9F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draw:frame draw:style-name="fr1" draw:name="Image6" text:anchor-type="char" svg:width="17cm" svg:height="6.884cm" draw:z-index="5"><draw:image xlink:href="Pictures/100000010000047200000147516711C0D02A39C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7" text:anchor-type="char" svg:width="17cm" svg:height="19.378cm" draw:z-index="6"><draw:image xlink:href="Pictures/1000000100000361000003DACCE00E11462662C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x="-1.658cm" svg:y="-1.365cm" svg:width="20.001cm" svg:height="12.912cm" draw:z-index="7"><draw:image xlink:href="Pictures/100000010000036F0000024822B14BAA57ACC3D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char" svg:x="-0.556cm" svg:y="-1.84cm" svg:width="17cm" svg:height="16.006cm" draw:z-index="8"><draw:image xlink:href="Pictures/100000010000036F0000025EB0C0C2EE63DA38CC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10" text:anchor-type="char" svg:width="19.001cm" svg:height="6.133cm" draw:z-index="9"><draw:image xlink:href="Pictures/100000010000036F0000011B7294A5F262CC12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width="19.001cm" svg:height="7.31cm" draw:z-index="10"><draw:image xlink:href="Pictures/100000010000036F0000017AE50C566BACEED51B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12" text:anchor-type="char" svg:x="-1.931cm" svg:y="0cm" svg:width="20.932cm" svg:height="6.436cm" draw:z-index="11"><draw:image xlink:href="Pictures/100000010000035500000143EDCCB5409C4BE9ED.png" xlink:type="simple" xlink:show="embed" xlink:actuate="onLoad" draw:mime-type="image/png"/></draw:frame></text:p>
      <text:p text:style-name="P1"/>
      <text:p text:style-name="P1"/>
      <text:p text:style-name="P1"><draw:frame draw:style-name="fr1" draw:name="Image13" text:anchor-type="char" svg:width="20.001cm" svg:height="3.496cm" draw:z-index="12"><draw:image xlink:href="Pictures/10000001000003D2000000805F31D91CCBEFE5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4" text:anchor-type="char" svg:width="19.001cm" svg:height="4.255cm" draw:z-index="13"><draw:image xlink:href="Pictures/10000001000003D2000000805F31D91CCBEFE52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15" text:anchor-type="char" svg:x="-2cm" svg:y="0.979cm" svg:width="21.001cm" svg:height="8.673cm" draw:z-index="14"><draw:image xlink:href="Pictures/10000001000003D2000001F32E59E20B1FA7CB1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2" draw:name="Image16" text:anchor-type="char" svg:x="-2cm" svg:y="10.278cm" svg:width="21.001cm" svg:height="8.768cm" draw:z-index="15"><draw:image xlink:href="Pictures/100000010000053D000001F3F4DD5CC75EBDB3A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1" draw:name="Image17" text:anchor-type="char" svg:width="20.502cm" svg:height="14.896cm" draw:z-index="16"><draw:image xlink:href="Pictures/100000010000053D000003499BC159F741AA6F2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17:47.735484728</meta:creation-date>
    <dc:date>2023-12-06T19:37:53.242442318</dc:date>
    <meta:editing-duration>PT2M47S</meta:editing-duration>
    <meta:editing-cycles>1</meta:editing-cycles>
    <meta:document-statistic meta:table-count="0" meta:image-count="17" meta:object-count="0" meta:page-count="11" meta:paragraph-count="5" meta:word-count="2" meta:character-count="269" meta:non-whitespace-character-count="9"/>
    <meta:generator>LibreOffice/7.3.7.2$Linux_X86_64 LibreOffice_project/30$Build-2</meta:generator>
  </office:meta>
</office:document-meta>
</file>